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écification et Objectifs de Test</text:p>
      <text:p text:style-name="P2"/>
      <text:p text:style-name="P2"/>
      <text:p text:style-name="P5">Spécifiation</text:p>
      <text:p text:style-name="P3"/>
      <text:p text:style-name="P4">Couverture logique (pre/post/inv)</text:p>
      <text:p text:style-name="P4">Couvertures transition et paire de transitions</text:p>
      <text:p text:style-name="P4">scenarii utilisateu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lem </meta:initial-creator>
    <meta:creation-date>2012-04-07T09:42:58</meta:creation-date>
    <dc:date>2012-04-07T09:46:49</dc:date>
    <dc:creator>Clem </dc:creator>
    <meta:editing-duration>PT00H03M52S</meta:editing-duration>
    <meta:editing-cycles>2</meta:editing-cycles>
    <meta:generator>OpenOffice.org/3.2$Unix OpenOffice.org_project/320m12$Build-9483</meta:generator>
    <meta:document-statistic meta:table-count="0" meta:image-count="0" meta:object-count="0" meta:page-count="2" meta:paragraph-count="5" meta:word-count="17" meta:character-count="146"/>
  </office:meta>
</office:document-meta>
</file>